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8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4.607cm"/>
    </style:style>
    <style:style style:name="co5" style:family="table-column">
      <style:table-column-properties fo:break-before="auto" style:column-width="7.258cm"/>
    </style:style>
    <style:style style:name="co6" style:family="table-column">
      <style:table-column-properties fo:break-before="auto" style:column-width="4.53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fichier JS</text:p>
          </table:table-cell>
          <table:table-cell office:value-type="string">
            <text:p><text:s/>ligne de code testées</text:p>
          </table:table-cell>
          <table:table-cell office:value-type="string">
            <text:p>fonction testée</text:p>
          </table:table-cell>
          <table:table-cell office:value-type="string">
            <text:p>Résultat attendu</text:p>
          </table:table-cell>
          <table:table-cell office:value-type="string">
            <text:p>comment vérifier le résultat attendu</text:p>
          </table:table-cell>
          <table:table-cell office:value-type="string">
            <text:p>Problème possible </text:p>
          </table:table-cell>
        </table:table-row>
        <table:table-row table:style-name="ro2">
          <table:table-cell office:value-type="string">
            <text:p>app.js </text:p>
          </table:table-cell>
          <table:table-cell office:value-type="string">
            <text:p>Ligne 2 à 6</text:p>
          </table:table-cell>
          <table:table-cell office:value-type="string">
            <text:p>fetch </text:p>
          </table:table-cell>
          <table:table-cell table:number-columns-repeated="3"/>
        </table:table-row>
        <table:table-row table:style-name="ro2">
          <table:table-cell office:value-type="string">
            <text:p>app.js </text:p>
          </table:table-cell>
          <table:table-cell office:value-type="string">
            <text:p>Ligne 15 à 39</text:p>
          </table:table-cell>
          <table:table-cell office:value-type="string">
            <text:p>showCamera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shopping.js</text:p>
          </table:table-cell>
          <table:table-cell office:value-type="string">
            <text:p>Ligne 15 à 27</text:p>
          </table:table-cell>
          <table:table-cell table:style-name="ce1" office:value-type="string">
            <text:p>cartIsEmptySign</text:p>
          </table:table-cell>
          <table:table-cell table:number-columns-repeated="3"/>
        </table:table-row>
        <table:table-row table:style-name="ro2">
          <table:table-cell office:value-type="string">
            <text:p>shopping.js</text:p>
          </table:table-cell>
          <table:table-cell office:value-type="string">
            <text:p>Ligne 32 à 67</text:p>
          </table:table-cell>
          <table:table-cell office:value-type="string">
            <text:p>displayInCart</text:p>
          </table:table-cell>
          <table:table-cell table:number-columns-repeated="3"/>
        </table:table-row>
        <table:table-row table:style-name="ro2">
          <table:table-cell office:value-type="string">
            <text:p>shopping.js</text:p>
          </table:table-cell>
          <table:table-cell office:value-type="string">
            <text:p>Ligne 71 <text:s/>à 113</text:p>
          </table:table-cell>
          <table:table-cell office:value-type="string">
            <text:p>deleteItem </text:p>
          </table:table-cell>
          <table:table-cell table:number-columns-repeated="3"/>
        </table:table-row>
        <table:table-row table:style-name="ro2">
          <table:table-cell office:value-type="string">
            <text:p>shopping.js</text:p>
          </table:table-cell>
          <table:table-cell/>
          <table:table-cell office:value-type="string">
            <text:p>updateCartTotal</text:p>
          </table:table-cell>
          <table:table-cell table:number-columns-repeated="3"/>
        </table:table-row>
        <table:table-row table:style-name="ro2">
          <table:table-cell office:value-type="string">
            <text:p>shopping.js</text:p>
          </table:table-cell>
          <table:table-cell/>
          <table:table-cell office:value-type="string">
            <text:p>read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product.js </text:p>
          </table:table-cell>
          <table:table-cell/>
          <table:table-cell office:value-type="string">
            <text:p>fetch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foProduct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shopButtonClicked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ddToCartClicked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5">25/08/2021</text:date>, <text:time>10:3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nès Tshibangu</meta:initial-creator>
    <meta:creation-date>2021-08-25T09:04:14.17</meta:creation-date>
    <dc:date>2021-08-25T10:31:19.57</dc:date>
    <dc:creator>Agnès Tshibangu</dc:creator>
    <meta:editing-duration>PT14M7S</meta:editing-duration>
    <meta:editing-cycles>2</meta:editing-cycles>
    <meta:generator>OpenOffice/4.1.8$Win32 OpenOffice.org_project/418m3$Build-9803</meta:generator>
    <meta:document-statistic meta:table-count="3" meta:cell-count="30" meta:object-count="0"/>
  </office:meta>
</office:document-meta>
</file>